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row-height="2.2299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background-color="#000000" fo:padding="0.0382in" fo:border="none">
        <style:background-image/>
      </style:table-cell-properties>
    </style:style>
    <style:style style:name="Table1.B2" style:family="table-cell">
      <style:table-cell-properties fo:background-color="#ffffff" fo:padding="0.0382in" fo:border="none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B1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B1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17:21.580248890</meta:creation-date>
    <dc:date>2020-07-09T15:23:21.580043554</dc:date>
    <meta:editing-duration>PT6M1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